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4db" officeooo:paragraph-rsid="001054db"/>
    </style:style>
    <style:style style:name="P2" style:family="paragraph" style:parent-style-name="Standard">
      <style:paragraph-properties fo:text-align="start" style:justify-single-word="false"/>
      <style:text-properties officeooo:rsid="001254b7" officeooo:paragraph-rsid="001254b7"/>
    </style:style>
    <style:style style:name="T1" style:family="text">
      <style:text-properties officeooo:rsid="00125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auto_abfb9ff5" text:anchor-type="as-char" svg:width="4cm" svg:height="3cm" style:wrap="left" style:horizontal-pos="right" style:horizontal-rel="paragraph">
        <draw:image xlink:href="Pictures/Logo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/>
      <text:p><draw:frame draw:name="image" text:anchor-type="paragraph" svg:width="6cm" svg:height="4cm" draw:z-index="0"><draw:image xlink:href="Pictures/banner.png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abfb9ff5" style:family="graphic" style:parent-style-name="Graphics">
      <style:graphic-properties style:horizontal-pos="right" style:horizontal-rel="paragraph" style:wrap="left" svg:height="3cm" svg:width="4cm" text:anchor-type="as-char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1:13.870379987</meta:creation-date>
    <dc:date>2025-04-28T19:39:21.714676280</dc:date>
    <meta:editing-duration>PT19M12S</meta:editing-duration>
    <meta:editing-cycles>5</meta:editing-cycles>
    <meta:generator>LibreOffice/24.2.7.2$Linux_X86_64 LibreOffice_project/420$Build-2</meta:generator>
    <meta:keyword>ODT images templates PHP document generation</meta:keyword>
    <dc:coverage>Demonstrates inserting and styling images using ImageElement and direct methods.</dc:coverage>
    <dc:publisher>Walter Dietz</dc:publisher>
    <dc:source>https://github.com/WaltDietzney/odt-template-engine</dc:source>
    <dc:subject>Advanced Image Handling in ODT Documents</dc:subject>
    <dc:title>Sample 6 Image Insertion Techniques</dc:title>
    <meta:document-statistic meta:table-count="0" meta:image-count="0" meta:object-count="0" meta:page-count="1" meta:paragraph-count="2" meta:word-count="2" meta:character-count="17" meta:non-whitespace-character-count="17"/>
  </office:meta>
</office:document-meta>
</file>